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rrorPrint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Printer.XmlErrorPrinter( boolean noisy , URI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rrorPrint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Printer.add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